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 wątk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IO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evele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werter md2 na lvl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ne" table:style-name="ta1"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05T17:53:47.906000000</dc:date>
    <meta:editing-duration>P0D</meta:editing-duration>
    <meta:editing-cycles>1</meta:editing-cycles>
    <meta:document-statistic meta:table-count="5" meta:cell-count="41" meta:object-count="0"/>
  </office:meta>
</office:document-meta>
</file>